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1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12.051cm"/>
    </style:style>
    <style:style style:name="co4" style:family="table-column">
      <style:table-column-properties fo:break-before="auto" style:column-width="1.72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3.724cm"/>
    </style:style>
    <style:style style:name="co7" style:family="table-column">
      <style:table-column-properties fo:break-before="auto" style:column-width="2.064cm"/>
    </style:style>
    <style:style style:name="co8" style:family="table-column">
      <style:table-column-properties fo:break-before="auto" style:column-width="2.27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 style:data-style-name="N107">
      <style:table-cell-properties fo:border="0.06pt solid #000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7"/>
  </office:automatic-styles>
  <office:body>
    <office:spreadsheet>
      <table:table table:name="LC-3102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DB9</text:p>
          </table:table-cell>
          <table:table-cell office:value-type="string" calcext:value-type="string">
            <text:p>Connectors:DB9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A35107-ND </text:p>
          </table:table-cell>
          <table:table-cell office:value-type="currency" office:currency="EUR" office:value="1.31" calcext:value-type="currency">
            <text:p>1,31 €</text:p>
          </table:table-cell>
          <table:table-cell table:formula="of:=[.G2]*[.D2]" office:value-type="currency" office:currency="EUR" office:value="1.31" calcext:value-type="currency">
            <text:p>1,31 €</text:p>
          </table:table-cell>
        </table:table-row>
        <table:table-row table:style-name="ro1">
          <table:table-cell office:value-type="string" calcext:value-type="string">
            <text:p>C1,C2,C3,C4,C5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s_SMD:C_0805_HandSolder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78-3352-1-ND 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G3]*[.D3]" office:value-type="currency" office:currency="EUR" office:value="0.5" calcext:value-type="currency">
            <text:p>0,50 €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s_Molex:Molex_PicoBlade_53261-0471_04x1.25mm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WM7622CT-ND </text:p>
          </table:table-cell>
          <table:table-cell office:value-type="currency" office:currency="EUR" office:value="1.31" calcext:value-type="currency">
            <text:p>1,31 €</text:p>
          </table:table-cell>
          <table:table-cell table:formula="of:=[.G4]*[.D4]" office:value-type="currency" office:currency="EUR" office:value="1.31" calcext:value-type="currency">
            <text:p>1,31 €</text:p>
          </table:table-cell>
        </table:table-row>
        <table:table-row table:style-name="ro1">
          <table:table-cell office:value-type="string" calcext:value-type="string">
            <text:p>R1,R2,R3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s_SMD:R_0805_HandSolde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311-1.50KCRCT-ND 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G5]*[.D5]" office:value-type="currency" office:currency="EUR" office:value="0.3" calcext:value-type="currency">
            <text:p>0,30 €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3227</text:p>
          </table:table-cell>
          <table:table-cell office:value-type="string" calcext:value-type="string">
            <text:p>Housings_SSOP:SSOP-16_5.3x6.2mm_Pitch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296-19849-1-ND </text:p>
          </table:table-cell>
          <table:table-cell office:value-type="currency" office:currency="EUR" office:value="2.63" calcext:value-type="currency">
            <text:p>2,63 €</text:p>
          </table:table-cell>
          <table:table-cell table:formula="of:=[.G6]*[.D6]" office:value-type="currency" office:currency="EUR" office:value="2.63" calcext:value-type="currency">
            <text:p>2,63 €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Socket_Strips:Socket_Strip_Straight_1x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609-3305-ND </text:p>
          </table:table-cell>
          <table:table-cell office:value-type="currency" office:currency="EUR" office:value="0.19" calcext:value-type="currency">
            <text:p>0,19 €</text:p>
          </table:table-cell>
          <table:table-cell table:formula="of:=[.G7]*[.D7]" office:value-type="currency" office:currency="EUR" office:value="0.19" calcext:value-type="currency">
            <text:p>0,19 €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75-1415-1-ND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G8]*[.D8]" office:value-type="currency" office:currency="EUR" office:value="0.25" calcext:value-type="currency">
            <text:p>0,25 €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75-2560-1-ND </text:p>
          </table:table-cell>
          <table:table-cell office:value-type="currency" office:currency="EUR" office:value="0.26" calcext:value-type="currency">
            <text:p>0,26 €</text:p>
          </table:table-cell>
          <table:table-cell table:formula="of:=[.G9]*[.D9]" office:value-type="currency" office:currency="EUR" office:value="0.26" calcext:value-type="currency">
            <text:p>0,26 €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s:LED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75-1410-1-ND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G10]*[.D10]" office:value-type="currency" office:currency="EUR" office:value="0.25" calcext:value-type="currency">
            <text:p>0,25 €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 table:number-columns-repeated="6"/>
          <table:table-cell table:style-name="ce5" office:value-type="string" calcext:value-type="string">
            <text:p>Total:</text:p>
          </table:table-cell>
          <table:table-cell table:style-name="ce6" table:formula="of:=SUM([.H2:.H10])" office:value-type="currency" office:currency="EUR" office:value="7" calcext:value-type="currency">
            <text:p>7,00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0.00.0000</text:date>, <text:time style:data-style-name="N2" text:time-value="13:49:31.77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0T13:58:20.446000000</dc:date>
    <meta:generator>LibreOffice/4.2.7.2$Windows_x86 LibreOffice_project/933c0aa564ec4f8883ed5732c866db48dca4dac5</meta:generator>
    <meta:editing-duration>PT2M7S</meta:editing-duration>
    <meta:editing-cycles>6</meta:editing-cycles>
    <meta:document-statistic meta:table-count="1" meta:cell-count="82" meta:object-count="0"/>
  </office:meta>
</office:document-meta>
</file>